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2pt" style:font-size-asian="22pt" style:font-size-complex="22pt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2CC"/>
    </style:style>
    <style:style style:name="ce7" style:family="table-cell" style:parent-style-name="Default" style:data-style-name="N0">
      <style:table-cell-properties fo:background-color="#D9E1F2"/>
    </style:style>
    <style:style style:name="ce8" style:family="table-cell" style:parent-style-name="Default" style:data-style-name="N0">
      <style:table-cell-properties fo:background-color="#F8CBAD"/>
    </style:style>
    <style:style style:name="ce9" style:family="table-cell" style:parent-style-name="Default" style:data-style-name="N19">
      <style:table-cell-properties fo:background-color="#F8CBAD"/>
    </style:style>
    <style:style style:name="ce10" style:family="table-cell" style:parent-style-name="Default" style:data-style-name="N1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JaaMusi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Burn Down chart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">
            <text:p>Sprint</text:p>
          </table:table-cell>
          <table:table-cell office:value-type="string" table:style-name="ce4">
            <text:p>Esperado<text:s/></text:p>
          </table:table-cell>
          <table:table-cell table:number-columns-repeated="16382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16382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float" office:value="160" table:style-name="ce1">
            <text:p>16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Total:</text:p>
          </table:table-cell>
          <table:table-cell office:value-type="float" office:value="440" table:formula="of:=+[.B5]+[.B6]+[.B7]" table:style-name="ce6">
            <text:p>440</text:p>
          </table:table-cell>
          <table:table-cell table:number-columns-repeated="16382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7">
            <text:p>Lo que se deberia quemar por dia =</text:p>
          </table:table-cell>
          <table:table-cell table:number-columns-repeated="2" table:style-name="ce7"/>
          <table:table-cell office:value-type="float" office:value="14.838709677419354" table:formula="of:=+[.B17]/31" table:style-name="ce7">
            <text:p>14,83870968</text:p>
          </table:table-cell>
          <table:table-cell table:number-columns-repeated="16380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8">
            <text:p>Fecha</text:p>
          </table:table-cell>
          <table:table-cell office:value-type="string" table:style-name="ce8">
            <text:p>Esperado</text:p>
          </table:table-cell>
          <table:table-cell office:value-type="string" table:style-name="ce8">
            <text:p>Real</text:p>
          </table:table-cell>
          <table:table-cell table:number-columns-repeated="3" table:style-name="ce1"/>
          <table:table-cell table:style-name="ce1">
            <draw:frame draw:z-index="1" draw:id="id0" draw:style-name="a0" draw:name="Gráfico 3" svg:x="0.15in" svg:y="0.0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office:value-type="date" office:date-value="2021-03-11T00:00:00" table:style-name="ce9">
            <text:p>11/03/2021</text:p>
          </table:table-cell>
          <table:table-cell office:value-type="float" office:value="460" table:style-name="ce1">
            <text:p>460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2T00:00:00" table:style-name="ce9">
            <text:p>12/03/2021</text:p>
          </table:table-cell>
          <table:table-cell office:value-type="float" office:value="445.16129032258067" table:formula="of:=+[.B17]-[.$D$11]" table:style-name="ce10">
            <text:p>445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3T00:00:00" table:style-name="ce9">
            <text:p>13/03/2021</text:p>
          </table:table-cell>
          <table:table-cell office:value-type="float" office:value="430.32258064516134" table:formula="of:=+[.B18]-[.$D$11]" table:style-name="ce10">
            <text:p>430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4T00:00:00" table:style-name="ce9">
            <text:p>14/03/2021</text:p>
          </table:table-cell>
          <table:table-cell office:value-type="float" office:value="415.48387096774201" table:formula="of:=+[.B19]-[.$D$11]" table:style-name="ce10">
            <text:p>415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5T00:00:00" table:style-name="ce9">
            <text:p>15/03/2021</text:p>
          </table:table-cell>
          <table:table-cell office:value-type="float" office:value="400.64516129032268" table:formula="of:=+[.B20]-[.$D$11]" table:style-name="ce10">
            <text:p>401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6T00:00:00" table:style-name="ce9">
            <text:p>16/03/2021</text:p>
          </table:table-cell>
          <table:table-cell office:value-type="float" office:value="385.80645161290334" table:formula="of:=+[.B21]-[.$D$11]" table:style-name="ce10">
            <text:p>386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7T00:00:00" table:style-name="ce9">
            <text:p>17/03/2021</text:p>
          </table:table-cell>
          <table:table-cell office:value-type="float" office:value="370.96774193548401" table:formula="of:=+[.B22]-[.$D$11]" table:style-name="ce10">
            <text:p>371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3">
          <table:table-cell office:value-type="date" office:date-value="2021-03-18T00:00:00" table:style-name="ce9">
            <text:p>18/03/2021</text:p>
          </table:table-cell>
          <table:table-cell office:value-type="float" office:value="356.12903225806468" table:formula="of:=+[.B23]-[.$D$11]" table:style-name="ce10">
            <text:p>356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19T00:00:00" table:style-name="ce9">
            <text:p>19/03/2021</text:p>
          </table:table-cell>
          <table:table-cell office:value-type="float" office:value="341.29032258064535" table:formula="of:=+[.B24]-[.$D$11]" table:style-name="ce10">
            <text:p>341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20T00:00:00" table:style-name="ce9">
            <text:p>20/03/2021</text:p>
          </table:table-cell>
          <table:table-cell office:value-type="float" office:value="326.45161290322602" table:formula="of:=+[.B25]-[.$D$11]" table:style-name="ce10">
            <text:p>326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21T00:00:00" table:style-name="ce9">
            <text:p>21/03/2021</text:p>
          </table:table-cell>
          <table:table-cell office:value-type="float" office:value="311.61290322580669" table:formula="of:=+[.B26]-[.$D$11]" table:style-name="ce10">
            <text:p>312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22T00:00:00" table:style-name="ce9">
            <text:p>22/03/2021</text:p>
          </table:table-cell>
          <table:table-cell office:value-type="float" office:value="296.77419354838736" table:formula="of:=+[.B27]-[.$D$11]" table:style-name="ce10">
            <text:p>297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23T00:00:00" table:style-name="ce9">
            <text:p>23/03/2021</text:p>
          </table:table-cell>
          <table:table-cell office:value-type="float" office:value="281.93548387096803" table:formula="of:=+[.B28]-[.$D$11]" table:style-name="ce10">
            <text:p>282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24T00:00:00" table:style-name="ce9">
            <text:p>24/03/2021</text:p>
          </table:table-cell>
          <table:table-cell office:value-type="float" office:value="267.0967741935487" table:formula="of:=+[.B29]-[.$D$11]" table:style-name="ce10">
            <text:p>267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3">
          <table:table-cell office:value-type="date" office:date-value="2021-03-25T00:00:00" table:style-name="ce9">
            <text:p>25/03/2021</text:p>
          </table:table-cell>
          <table:table-cell office:value-type="float" office:value="252.25806451612934" table:formula="of:=+[.B30]-[.$D$11]" table:style-name="ce10">
            <text:p>252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3-26T00:00:00" table:style-name="ce9">
            <text:p>26/03/2021</text:p>
          </table:table-cell>
          <table:table-cell office:value-type="float" office:value="237.41935483870998" table:formula="of:=+[.B31]-[.$D$11]" table:style-name="ce10">
            <text:p>237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3-27T00:00:00" table:style-name="ce9">
            <text:p>27/03/2021</text:p>
          </table:table-cell>
          <table:table-cell office:value-type="float" office:value="222.58064516129062" table:formula="of:=+[.B32]-[.$D$11]" table:style-name="ce10">
            <text:p>22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3-28T00:00:00" table:style-name="ce9">
            <text:p>28/03/2021</text:p>
          </table:table-cell>
          <table:table-cell office:value-type="float" office:value="207.74193548387126" table:formula="of:=+[.B33]-[.$D$11]" table:style-name="ce10">
            <text:p>208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3-29T00:00:00" table:style-name="ce9">
            <text:p>29/03/2021</text:p>
          </table:table-cell>
          <table:table-cell office:value-type="float" office:value="192.9032258064519" table:formula="of:=+[.B34]-[.$D$11]" table:style-name="ce10">
            <text:p>19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3-30T00:00:00" table:style-name="ce9">
            <text:p>30/03/2021</text:p>
          </table:table-cell>
          <table:table-cell office:value-type="float" office:value="178.06451612903254" table:formula="of:=+[.B35]-[.$D$11]" table:style-name="ce10">
            <text:p>178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3-31T00:00:00" table:style-name="ce9">
            <text:p>31/03/2021</text:p>
          </table:table-cell>
          <table:table-cell office:value-type="float" office:value="163.22580645161318" table:formula="of:=+[.B36]-[.$D$11]" table:style-name="ce10">
            <text:p>16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date" office:date-value="2021-04-01T00:00:00" table:style-name="ce9">
            <text:p>01/04/2021</text:p>
          </table:table-cell>
          <table:table-cell office:value-type="float" office:value="148.38709677419382" table:formula="of:=+[.B37]-[.$D$11]" table:style-name="ce10">
            <text:p>14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2T00:00:00" table:style-name="ce9">
            <text:p>02/04/2021</text:p>
          </table:table-cell>
          <table:table-cell office:value-type="float" office:value="133.54838709677446" table:formula="of:=+[.B38]-[.$D$11]" table:style-name="ce10">
            <text:p>13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3T00:00:00" table:style-name="ce9">
            <text:p>03/04/2021</text:p>
          </table:table-cell>
          <table:table-cell office:value-type="float" office:value="118.7096774193551" table:formula="of:=+[.B39]-[.$D$11]" table:style-name="ce10">
            <text:p>11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4T00:00:00" table:style-name="ce9">
            <text:p>04/04/2021</text:p>
          </table:table-cell>
          <table:table-cell office:value-type="float" office:value="103.87096774193574" table:formula="of:=+[.B40]-[.$D$11]" table:style-name="ce10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5T00:00:00" table:style-name="ce9">
            <text:p>05/04/2021</text:p>
          </table:table-cell>
          <table:table-cell office:value-type="float" office:value="89.032258064516384" table:formula="of:=+[.B41]-[.$D$11]" table:style-name="ce10">
            <text:p>8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6T00:00:00" table:style-name="ce9">
            <text:p>06/04/2021</text:p>
          </table:table-cell>
          <table:table-cell office:value-type="float" office:value="74.193548387097024" table:formula="of:=+[.B42]-[.$D$11]" table:style-name="ce10">
            <text:p>7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7T00:00:00" table:style-name="ce9">
            <text:p>07/04/2021</text:p>
          </table:table-cell>
          <table:table-cell office:value-type="float" office:value="59.354838709677672" table:formula="of:=+[.B43]-[.$D$11]" table:style-name="ce10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8T00:00:00" table:style-name="ce9">
            <text:p>08/04/2021</text:p>
          </table:table-cell>
          <table:table-cell office:value-type="float" office:value="44.51612903225832" table:formula="of:=+[.B44]-[.$D$11]" table:style-name="ce10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3">
          <table:table-cell office:value-type="date" office:date-value="2021-04-09T00:00:00" table:style-name="ce9">
            <text:p>09/04/2021</text:p>
          </table:table-cell>
          <table:table-cell office:value-type="float" office:value="29.677419354838968" table:formula="of:=+[.B45]-[.$D$11]" table:style-name="ce10">
            <text:p>3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3">
          <table:table-cell office:value-type="date" office:date-value="2021-04-10T00:00:00" table:style-name="ce9">
            <text:p>10/04/2021</text:p>
          </table:table-cell>
          <table:table-cell office:value-type="float" office:value="14.838709677419613" table:formula="of:=+[.B46]-[.$D$11]" table:style-name="ce10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3">
          <table:table-cell office:value-type="date" office:date-value="2021-04-11T00:00:00" table:style-name="ce9">
            <text:p>11/04/2021</text:p>
          </table:table-cell>
          <table:table-cell office:value-type="float" office:value="2.5934809855243657E-13" table:formula="of:=+[.B47]-[.$D$11]" table:style-name="ce10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2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orden</meta:initial-creator>
    <dc:creator>orden</dc:creator>
    <meta:creation-date>2021-04-09T15:16:51Z</meta:creation-date>
    <dc:date>2021-04-11T14:37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9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17:.$A$48"/>
          </chart:axis>
          <chart:series chart:label-cell-address="Hoja1.$B$16" chart:values-cell-range-address="Hoja1.$B$17:.$B$48" chart:class="chart:line" chart:attached-axis="primary-y" chart:style-name="G0S0">
            <chart:data-point chart:repeated="32"/>
          </chart:series>
          <chart:series chart:label-cell-address="Hoja1.$C$16" chart:values-cell-range-address="Hoja1.$C$17:.$C$48" chart:class="chart:line" chart:attached-axis="primary-y" chart:style-name="G0S1">
            <chart:data-point chart:repeated="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